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f374"/>
    </style:style>
    <style:style style:name="P2" style:family="paragraph" style:parent-style-name="Standard">
      <style:text-properties officeooo:paragraph-rsid="0005f3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java.util.ArrayList;<text:line-break/>import java.util.List;<text:line-break/><text:line-break/>abstract class Product {<text:line-break/> <text:s text:c="3"/>protected String name;<text:line-break/> <text:s text:c="3"/>protected double price;<text:line-break/> <text:s text:c="3"/>protected int quantity;<text:line-break/><text:line-break/> <text:s text:c="3"/>public Product(String name, double price, int quantity) {<text:line-break/> <text:s text:c="7"/>this.name = name;<text:line-break/> <text:s text:c="7"/>this.price = price;<text:line-break/> <text:s text:c="7"/>this.quantity = quantity;<text:line-break/> <text:s text:c="3"/>}<text:line-break/><text:line-break/> <text:s text:c="3"/>public abstract double calculateTotalPrice();<text:line-break/><text:line-break/> <text:s text:c="3"/>public String getName() {<text:line-break/> <text:s text:c="7"/>return name;<text:line-break/> <text:s text:c="3"/>}<text:line-break/><text:line-break/> <text:s text:c="3"/>public double getPrice() {<text:line-break/> <text:s text:c="7"/>return price;<text:line-break/> <text:s text:c="3"/>}<text:line-break/><text:line-break/> <text:s text:c="3"/>public int getQuantity() {<text:line-break/> <text:s text:c="7"/>return quantity;<text:line-break/> <text:s text:c="3"/>}<text:line-break/>}<text:line-break/><text:line-break/>class Electronics extends Product {<text:line-break/> <text:s text:c="3"/>private String brand;<text:line-break/><text:line-break/> <text:s text:c="3"/>public Electronics(String name, double price, int quantity, String brand) {<text:line-break/> <text:s text:c="7"/>super(name, price, quantity);<text:line-break/> <text:s text:c="7"/>this.brand = brand;<text:line-break/> <text:s text:c="3"/>}<text:line-break/><text:line-break/> <text:s text:c="3"/>@Override<text:line-break/> <text:s text:c="3"/>public double calculateTotalPrice() {<text:line-break/> <text:s text:c="7"/>return price * quantity;<text:line-break/> <text:s text:c="3"/>}<text:line-break/><text:line-break/> <text:s text:c="3"/>public String getBrand() {<text:line-break/> <text:s text:c="7"/>return brand;<text:line-break/> <text:s text:c="3"/>}<text:line-break/>}<text:line-break/><text:line-break/>class Clothing extends Product {<text:line-break/> <text:s text:c="3"/>private String size;<text:line-break/><text:line-break/> <text:s text:c="3"/>public Clothing(String name, double price, int quantity, String size) {<text:line-break/> <text:s text:c="7"/>super(name, price, quantity);<text:line-break/><text:soft-page-break/> <text:s text:c="7"/>this.size = size;<text:line-break/> <text:s text:c="3"/>}<text:line-break/><text:line-break/> <text:s text:c="3"/>@Override<text:line-break/> <text:s text:c="3"/>public double calculateTotalPrice() {<text:line-break/> <text:s text:c="7"/>return price * quantity;<text:line-break/> <text:s text:c="3"/>}<text:line-break/><text:line-break/> <text:s text:c="3"/>public String getSize() {<text:line-break/> <text:s text:c="7"/>return size;<text:line-break/> <text:s text:c="3"/>}<text:line-break/>}<text:line-break/><text:line-break/>class Book extends Product {<text:line-break/> <text:s text:c="3"/>private String author;<text:line-break/><text:line-break/> <text:s text:c="3"/>public Book(String name, double price, int quantity, String author) {<text:line-break/> <text:s text:c="7"/>super(name, price, quantity);<text:line-break/> <text:s text:c="7"/>this.author = author;<text:line-break/> <text:s text:c="3"/>}<text:line-break/><text:line-break/> <text:s text:c="3"/>@Override<text:line-break/> <text:s text:c="3"/>public double calculateTotalPrice() {<text:line-break/> <text:s text:c="7"/>return price * quantity;<text:line-break/> <text:s text:c="3"/>}<text:line-break/><text:line-break/> <text:s text:c="3"/>public String getAuthor() {<text:line-break/> <text:s text:c="7"/>return author;<text:line-break/> <text:s text:c="3"/>}<text:line-break/>}<text:line-break/><text:line-break/>class ShoppingCart {<text:line-break/> <text:s text:c="3"/>private List&lt;Product&gt; products;<text:line-break/><text:line-break/> <text:s text:c="3"/>public ShoppingCart() {<text:line-break/> <text:s text:c="7"/>products = new ArrayList&lt;&gt;();<text:line-break/> <text:s text:c="3"/>}<text:line-break/><text:line-break/> <text:s text:c="3"/>public void addProduct(Product product) throws IllegalArgumentException {<text:line-break/> <text:s text:c="7"/>if (product == null || product.getQuantity() &lt;= 0) {<text:line-break/> <text:s text:c="11"/>throw new IllegalArgumentException("Invalid product or quantity.");<text:line-break/> <text:s text:c="7"/>}<text:line-break/> <text:s text:c="7"/>products.add(product);<text:line-break/> <text:s text:c="3"/>}<text:line-break/><text:line-break/> <text:s text:c="3"/>public double calculateTotal() {<text:line-break/> <text:s text:c="7"/>double total = 0;<text:line-break/> <text:s text:c="7"/>for (Product product : products) {<text:line-break/> <text:s text:c="11"/>total += product.calculateTotalPrice();<text:line-break/> <text:s text:c="7"/>}<text:line-break/> <text:s text:c="7"/>return total;<text:line-break/> <text:s text:c="3"/>}<text:line-break/><text:soft-page-break/><text:line-break/> <text:s text:c="3"/>public void viewCart() {<text:line-break/> <text:s text:c="7"/>if (products.isEmpty()) {<text:line-break/> <text:s text:c="11"/>System.out.println("Your shopping cart is empty.");<text:line-break/> <text:s text:c="11"/>return;<text:line-break/> <text:s text:c="7"/>}<text:line-break/> <text:s text:c="7"/>System.out.println("Products in your cart:");<text:line-break/> <text:s text:c="7"/>for (Product product : products) {<text:line-break/> <text:s text:c="11"/>System.out.println(product.getName() + " - " + product.getQuantity() + " x $" + product.getPrice() + " = $" + product.calculateTotalPrice());<text:line-break/> <text:s text:c="7"/>}<text:line-break/> <text:s text:c="3"/>}<text:line-break/><text:line-break/> <text:s text:c="3"/>public List&lt;Product&gt; getProducts() {<text:line-break/> <text:s text:c="7"/>return products;<text:line-break/> <text:s text:c="3"/>}<text:line-break/>}<text:line-break/><text:line-break/>class User {<text:line-break/> <text:s text:c="3"/>private String username;<text:line-break/> <text:s text:c="3"/>private String email;<text:line-break/> <text:s text:c="3"/>private ShoppingCart shoppingCart;<text:line-break/><text:line-break/> <text:s text:c="3"/>public User(String username, String email) {<text:line-break/> <text:s text:c="7"/>this.username = username;<text:line-break/> <text:s text:c="7"/>this.email = email;<text:line-break/> <text:s text:c="7"/>this.shoppingCart = new ShoppingCart();<text:line-break/> <text:s text:c="3"/>}<text:line-break/><text:line-break/> <text:s text:c="3"/>public String getUsername() {<text:line-break/> <text:s text:c="7"/>return username;<text:line-break/> <text:s text:c="3"/>}<text:line-break/><text:line-break/> <text:s text:c="3"/>public String getEmail() {<text:line-break/> <text:s text:c="7"/>return email;<text:line-break/> <text:s text:c="3"/>}<text:line-break/><text:line-break/> <text:s text:c="3"/>public ShoppingCart getShoppingCart() {<text:line-break/> <text:s text:c="7"/>return shoppingCart;<text:line-break/> <text:s text:c="3"/>}<text:line-break/><text:line-break/> <text:s text:c="3"/>public void viewCart() {<text:line-break/> <text:s text:c="7"/>System.out.println("User: " + username);<text:line-break/> <text:s text:c="7"/>shoppingCart.viewCart();<text:line-break/> <text:s text:c="3"/>}<text:line-break/><text:line-break/> <text:s text:c="3"/>public void finalizeCart() {<text:line-break/> <text:s text:c="7"/>double total = shoppingCart.calculateTotal();<text:line-break/> <text:s text:c="7"/>System.out.println("Finalizing Cart for " + username);<text:line-break/> <text:s text:c="7"/>System.out.println("Total cost: $" + total);<text:line-break/> <text:s text:c="3"/>}<text:line-break/>}<text:line-break/><text:soft-page-break/><text:line-break/>public class OnlineStoreSystem {<text:line-break/> <text:s text:c="3"/>public static void main(String[] args) {<text:line-break/> <text:s text:c="7"/>try {<text:line-break/> <text:s text:c="11"/>Electronics phone = new Electronics("Smartphone", 699.99, 2, "BrandX");<text:line-break/> <text:s text:c="11"/>Clothing shirt = new Clothing("T-shirt", 19.99, 3, "M");<text:line-break/> <text:s text:c="11"/>Book book = new Book("Java Programming", 49.99, 1, "John Doe");<text:line-break/><text:line-break/> <text:s text:c="11"/>User user = new User("johndoe", "johndoe@example.com");<text:line-break/><text:line-break/> <text:s text:c="11"/>user.getShoppingCart().addProduct(phone);<text:line-break/> <text:s text:c="11"/>user.getShoppingCart().addProduct(shirt);<text:line-break/> <text:s text:c="11"/>user.getShoppingCart().addProduct(book);<text:line-break/><text:line-break/> <text:s text:c="11"/>user.viewCart();<text:line-break/> <text:s text:c="11"/>user.finalizeCart();<text:line-break/><text:line-break/> <text:s text:c="7"/>} catch (IllegalArgumentException e) {<text:line-break/> <text:s text:c="11"/>System.out.println("Error: " + e.getMessage());<text:line-break/> <text:s text:c="7"/>}<text:line-break/> <text:s text:c="3"/>}<text:line-break/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6:40:10.235000000</meta:creation-date>
    <dc:date>2025-02-09T19:44:24.382000000</dc:date>
    <meta:editing-duration>PT16M27S</meta:editing-duration>
    <meta:editing-cycles>3</meta:editing-cycles>
    <meta:generator>LibreOffice/24.2.5.2$Windows_X86_64 LibreOffice_project/bffef4ea93e59bebbeaf7f431bb02b1a39ee8a59</meta:generator>
    <meta:document-statistic meta:table-count="0" meta:image-count="0" meta:object-count="0" meta:page-count="4" meta:paragraph-count="1" meta:word-count="445" meta:character-count="4299" meta:non-whitespace-character-count="3015"/>
  </office:meta>
</office:document-meta>
</file>